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4cc6" officeooo:paragraph-rsid="000f4c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gt; db.empdetails.find();</text:p>
      <text:p text:style-name="P1">{ "_id" : ObjectId("62a86387dc947e72bf494bb6"), "name" : "aadi", "age" : 24, "email" : "aradithya@gmail.com", "salary" : 5000 }</text:p>
      <text:p text:style-name="P1">{ "_id" : ObjectId("62a863cbdc947e72bf494bb7"), "name" : "blessy", "age" : 47, "email" : "blessy@gmail.com", "salary" : 5500 }</text:p>
      <text:p text:style-name="P1">{ "_id" : ObjectId("62a863ecdc947e72bf494bb8"), "name" : "radhu", "age" : 56, "email" : "radhu@gmail.com", "salary" : 6500 }</text:p>
      <text:p text:style-name="P1">{ "_id" : ObjectId("62a8640ddc947e72bf494bb9"), "name" : "raison", "age" : 36, "email" : "raison@gmail.com", "salary" : 4500 }</text:p>
      <text:p text:style-name="P1">&gt; db.empdetails.update({name:"aadi"},{$set:{dept:"Developer"}})</text:p>
      <text:p text:style-name="P1">WriteResult({ "nMatched" : 1, "nUpserted" : 0, "nModified" : 1 })</text:p>
      <text:p text:style-name="P1">&gt; db.empdetails.update({name:"blessy"},{$set:{dept:"Designer"}})</text:p>
      <text:p text:style-name="P1">WriteResult({ "nMatched" : 1, "nUpserted" : 0, "nModified" : 1 })</text:p>
      <text:p text:style-name="P1">&gt; db.empdetails.update({name:"radhu"},{$set:{dept:"tester"}})</text:p>
      <text:p text:style-name="P1">WriteResult({ "nMatched" : 1, "nUpserted" : 0, "nModified" : 1 })</text:p>
      <text:p text:style-name="P1">&gt; db.empdetails.update({name:"raison"},{$set:{dept:"tester"}})</text:p>
      <text:p text:style-name="P1">WriteResult({ "nMatched" : 1, "nUpserted" : 0, "nModified" : 1 })</text:p>
      <text:p text:style-name="P1">&gt; db.empdetails.update({name:"mohan"},{$set:{dept:"designer"}})</text:p>
      <text:p text:style-name="P1">WriteResult({ "nMatched" : 0, "nUpserted" : 0, "nModified" : 0 })</text:p>
      <text:p text:style-name="P1">&gt; db.empdetails.find()</text:p>
      <text:p text:style-name="P1">{ "_id" : ObjectId("62a86387dc947e72bf494bb6"), "name" : "aadi", "age" : 24, "email" : "aradithya@gmail.com", "salary" : 5000, "dept" : "Developer" }</text:p>
      <text:p text:style-name="P1">{ "_id" : ObjectId("62a863cbdc947e72bf494bb7"), "name" : "blessy", "age" : 47, "email" : "blessy@gmail.com", "salary" : 5500, "dept" : "Designer" }</text:p>
      <text:p text:style-name="P1">{ "_id" : ObjectId("62a863ecdc947e72bf494bb8"), "name" : "radhu", "age" : 56, "email" : "radhu@gmail.com", "salary" : 6500, "dept" : "tester" }</text:p>
      <text:p text:style-name="P1">{ "_id" : ObjectId("62a8640ddc947e72bf494bb9"), "name" : "raison", "age" : 36, "email" : "raison@gmail.com", "salary" : 4500, "dept" : "tester" }</text:p>
      <text:p text:style-name="P1">&gt; db.empdetails.insert({name:"mohan",age:46,email:"mohan@gmail.com",salary:4000})</text:p>
      <text:p text:style-name="P1">WriteResult({ "nInserted" : 1 })</text:p>
      <text:p text:style-name="P1">&gt; db.empdetails.update({name:"mohan"},{$set:{dept:"designer"}})</text:p>
      <text:p text:style-name="P1">WriteResult({ "nMatched" : 1, "nUpserted" : 0, "nModified" : 1 })</text:p>
      <text:p text:style-name="P1">&gt; db.empdetails.find()</text:p>
      <text:p text:style-name="P1">{ "_id" : ObjectId("62a86387dc947e72bf494bb6"), "name" : "aadi", "age" : 24, "email" : "aradithya@gmail.com", "salary" : 5000, "dept" : "Developer" }</text:p>
      <text:p text:style-name="P1">{ "_id" : ObjectId("62a863cbdc947e72bf494bb7"), "name" : "blessy", "age" : 47, "email" : "blessy@gmail.com", "salary" : 5500, "dept" : "Designer" }</text:p>
      <text:p text:style-name="P1">{ "_id" : ObjectId("62a863ecdc947e72bf494bb8"), "name" : "radhu", "age" : 56, "email" : "radhu@gmail.com", "salary" : 6500, "dept" : "tester" }</text:p>
      <text:p text:style-name="P1">{ "_id" : ObjectId("62a8640ddc947e72bf494bb9"), "name" : "raison", "age" : 36, "email" : "raison@gmail.com", "salary" : 4500, "dept" : "tester" }</text:p>
      <text:p text:style-name="P1">{ "_id" : ObjectId("62a872d0dc947e72bf494bbb"), "name" : "mohan", "age" : 46, "email" : "mohan@gmail.com", "salary" : 4000, "dept" : "designer" }</text:p>
      <text:p text:style-name="P1"/>
      <text:p text:style-name="P1">&gt; db.empdetails.aggregate([{$group:{_id:"$dept","Avg_Salary":{$avg:"$salary"}}}])</text:p>
      <text:p text:style-name="P1">{ "_id" : "tester", "Avg_Salary" : 5500 }</text:p>
      <text:p text:style-name="P1">{ "_id" : "Developer", "Avg_Salary" : 5000 }</text:p>
      <text:p text:style-name="P1">{ "_id" : "Designer", "Avg_Salary" : 5500 }</text:p>
      <text:p text:style-name="P1">{ "_id" : "designer", "Avg_Salary" : 4000 }</text:p>
      <text:p text:style-name="P1">&gt; db.empdetails.aggregate([{$group:{_id:"$dept","Max_Salary":{$max:"$salary"}}}])</text:p>
      <text:p text:style-name="P1">{ "_id" : "tester", "Max_Salary" : 6500 }</text:p>
      <text:p text:style-name="P1">{ "_id" : "Developer", "Max_Salary" : 5000 }</text:p>
      <text:p text:style-name="P1"><text:soft-page-break/>{ "_id" : "Designer", "Max_Salary" : 5500 }</text:p>
      <text:p text:style-name="P1">{ "_id" : "designer", "Max_Salary" : 4000 }</text:p>
      <text:p text:style-name="P1">&gt; db.empdetails.aggregate([{$group:{_id:"$dept","No of Employees":{$sum:1}}}])</text:p>
      <text:p text:style-name="P1">{ "_id" : "tester", "No of Employees" : 2 }</text:p>
      <text:p text:style-name="P1">{ "_id" : "Developer", "No of Employees" : 1 }</text:p>
      <text:p text:style-name="P1">{ "_id" : "Designer", "No of Employees" : 1 }</text:p>
      <text:p text:style-name="P1">{ "_id" : "designer", "No of Employees" : 1 }</text:p>
      <text:p text:style-name="P1">&gt; db.empdetails.find().sort({name:-1})</text:p>
      <text:p text:style-name="P1">{ "_id" : ObjectId("62a8640ddc947e72bf494bb9"), "name" : "raison", "age" : 36, "email" : "raison@gmail.com", "salary" : 4500, "dept" : "tester" }</text:p>
      <text:p text:style-name="P1">{ "_id" : ObjectId("62a863ecdc947e72bf494bb8"), "name" : "radhu", "age" : 56, "email" : "radhu@gmail.com", "salary" : 6500, "dept" : "tester" }</text:p>
      <text:p text:style-name="P1">{ "_id" : ObjectId("62a872d0dc947e72bf494bbb"), "name" : "mohan", "age" : 46, "email" : "mohan@gmail.com", "salary" : 4000, "dept" : "designer" }</text:p>
      <text:p text:style-name="P1">{ "_id" : ObjectId("62a863cbdc947e72bf494bb7"), "name" : "blessy", "age" : 47, "email" : "blessy@gmail.com", "salary" : 5500, "dept" : "Designer" }</text:p>
      <text:p text:style-name="P1">{ "_id" : ObjectId("62a86387dc947e72bf494bb6"), "name" : "aadi", "age" : 24, "email" : "aradithya@gmail.com", "salary" : 5000, "dept" : "Developer" }</text:p>
      <text:p text:style-name="P1">&gt; db.empdetails.createIndex({name:"text"})</text:p>
      <text:p text:style-name="P1">{</text:p>
      <text:p text:style-name="P1"><text:tab/>"createdCollectionAutomatically" : false,</text:p>
      <text:p text:style-name="P1"><text:tab/>"numIndexesBefore" : 1,</text:p>
      <text:p text:style-name="P1"><text:tab/>"numIndexesAfter" : 2,</text:p>
      <text:p text:style-name="P1"><text:tab/>"ok" : 1</text:p>
      <text:p text:style-name="P1">}</text:p>
      <text:p text:style-name="P1">&gt; db.empdetails.find()</text:p>
      <text:p text:style-name="P1">{ "_id" : ObjectId("62a86387dc947e72bf494bb6"), "name" : "aadi", "age" : 24, "email" : "aradithya@gmail.com", "salary" : 5000, "dept" : "Developer" }</text:p>
      <text:p text:style-name="P1">{ "_id" : ObjectId("62a863cbdc947e72bf494bb7"), "name" : "blessy", "age" : 47, "email" : "blessy@gmail.com", "salary" : 5500, "dept" : "Designer" }</text:p>
      <text:p text:style-name="P1">{ "_id" : ObjectId("62a863ecdc947e72bf494bb8"), "name" : "radhu", "age" : 56, "email" : "radhu@gmail.com", "salary" : 6500, "dept" : "tester" }</text:p>
      <text:p text:style-name="P1">{ "_id" : ObjectId("62a8640ddc947e72bf494bb9"), "name" : "raison", "age" : 36, "email" : "raison@gmail.com", "salary" : 4500, "dept" : "tester" }</text:p>
      <text:p text:style-name="P1">{ "_id" : ObjectId("62a872d0dc947e72bf494bbb"), "name" : "mohan", "age" : 46, "email" : "mohan@gmail.com", "salary" : 4000, "dept" : "designer" }</text:p>
      <text:p text:style-name="P1">&gt; db.empdetails.find({$text:{$search:"mohan radhu"}})</text:p>
      <text:p text:style-name="P1">{ "_id" : ObjectId("62a872d0dc947e72bf494bbb"), "name" : "mohan", "age" : 46, "email" : "mohan@gmail.com", "salary" : 4000, "dept" : "designer" }</text:p>
      <text:p text:style-name="P1">{ "_id" : ObjectId("62a863ecdc947e72bf494bb8"), "name" : "radhu", "age" : 56, "email" : "radhu@gmail.com", "salary" : 6500, "dept" : "tester" }</text:p>
      <text:p text:style-name="P1">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17:25:59.255692063</meta:creation-date>
    <dc:date>2022-06-14T17:27:29.827231477</dc:date>
    <meta:editing-duration>PT1M30S</meta:editing-duration>
    <meta:editing-cycles>1</meta:editing-cycles>
    <meta:document-statistic meta:table-count="0" meta:image-count="0" meta:object-count="0" meta:page-count="2" meta:paragraph-count="68" meta:word-count="715" meta:character-count="5526" meta:non-whitespace-character-count="4874"/>
    <meta:generator>LibreOffice/5.1.6.2$Linux_X86_64 LibreOffice_project/10m0$Build-2</meta:generator>
  </office:meta>
</office:document-meta>
</file>